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.4165in" fo:margin-right="0in" fo:text-indent="0in" style:auto-text-indent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4"/>
    <style:style style:name="P8" style:family="paragraph" style:parent-style-name="Standard" style:list-style-name="L3">
      <style:paragraph-properties fo:margin-left="0.4165in" fo:margin-right="0in" fo:text-indent="0in" style:auto-text-indent="false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fo:background-color="transparent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<text:tab/>CS541 </text:span>Project 5<text:tab/></text:h>
      <text:h text:style-name="Heading_20_2" text:outline-level="2">Synopsis</text:h>
      <text:p text:style-name="P1">Implement Ray Casting with speed enhancement provided by a KD-tree built using the <text:span text:style-name="T6">incremental sweep</text:span> version of the <text:span text:style-name="T6">Surface Area Heuristic</text:span> algorithm.</text:p>
      <text:h text:style-name="Heading_20_2" text:outline-level="2">Instructions</text:h>
      <text:p text:style-name="P1">Download the new framework for this project. </text:p>
      <text:list xml:id="list599620189" text:style-name="L1">
        <text:list-item>
          <text:p text:style-name="P4"><text:span text:style-name="T7">E</text:span>xtract the polygons from the scene, split each into triangles <text:s/>(by building triangles to vertices 0, 1,2, and 0,2,3, <text:s/>and 0,3,4, and so on). <text:s/></text:p>
        </text:list-item>
        <text:list-item>
          <text:p text:style-name="P4">Place all the triangles in a KD tree built according to the Surface Area Heuristic algorithm described in class. <text:s text:c="2"/>Use the <text:span text:style-name="T7"><draw:frame draw:style-name="fr1" draw:name="Object1" text:anchor-type="as-char" svg:width="0.7063in" svg:height="0.1799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"> </text:span>incremental sweep version of the algorithm so as to avoid the<draw:frame draw:style-name="fr1" draw:name="Object2" text:anchor-type="as-char" svg:width="0.4154in" svg:height="0.1799in" draw:z-index="2"><draw:object xlink:href="./Object 2" xlink:type="simple" xlink:show="embed" xlink:actuate="onLoad"/><draw:image xlink:href="./ObjectReplacements/Object 2" xlink:type="simple" xlink:show="embed" xlink:actuate="onLoad"/></draw:frame> behavior of the cheaper algorithm.</text:p>
        </text:list-item>
        <text:list-item>
          <text:p text:style-name="P4">For each pixel on the screen, generate a ray, intersect it with the scene, and draw the resulting pixel.</text:p>
        </text:list-item>
        <text:list-item>
          <text:p text:style-name="P4">Calculate, and display on the screen, the percentage of triangle/ray intersections you evaluate compared to the total number that would have been calculated had there been no spatial data structure speed-up.</text:p>
        </text:list-item>
      </text:list>
      <text:h text:style-name="Heading_20_2" text:outline-level="2">Notes</text:h>
      <text:list xml:id="list944777372" text:continue-numbering="true" text:style-name="L1">
        <text:list-item>
          <text:p text:style-name="P4"><text:span text:style-name="T4">Look in </text:span><text:span text:style-name="T2">scene.cpp</text:span><text:span text:style-name="T4"> for the code that generates the scene. <text:s/>The scene <text:s/>consists of a 3x3 array of boxes (not 11x11 as stated in class).</text:span></text:p>
        </text:list-item>
        <text:list-item>
          <text:p text:style-name="P4"><text:span text:style-name="T4">Look in </text:span><text:span text:style-name="T2">render.cpp</text:span><text:span text:style-name="T4"> for some @TODO comments directing you where to place your code. <text:s/>Also find procedure </text:span><text:span text:style-name="T2">DrawSceneWithOpenGL</text:span><text:span text:style-name="T4"> for an example of extracting the geometry and color information from the </text:span><text:span text:style-name="T2">Scene</text:span><text:span text:style-name="T4"> data structure.</text:span></text:p>
        </text:list-item>
        <text:list-item>
          <text:p text:style-name="P4"><text:span text:style-name="T4">The paper covered in class provides three algorithms for building the “best” Kd-tree. If you choose the </text:span><text:span text:style-name="T9"><draw:frame draw:style-name="fr1" draw:name="Object4" text:anchor-type="as-char" svg:width="0.4154in" svg:height="0.1799in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9"> </text:span><text:span text:style-name="T4">algorithm (the first), expect to lose some of the Kd-tree efficiency points.</text:span></text:p>
        </text:list-item>
        <text:list-item>
          <text:p text:style-name="P4"><text:span text:style-name="T4">The generation of a ray for each pixel on the screen requires transforming points via the inverse of the viewing and perspective transformations. <text:s/>You can achieve this with these calls:<text:line-break/><text:tab/><text:tab/></text:span><text:span text:style-name="T2">scene.projection.BackTransform(Vector4D)<text:line-break/><text:tab/><text:tab/>scene.viewing.BackTransform(Vector4D)</text:span></text:p>
        </text:list-item>
        <text:list-item>
          <text:p text:style-name="P4"><text:span text:style-name="T4">When you draw a pixel on the screen, all of OpenGL's transformation machinery is active, <text:s text:c="2"/>The world space point on the ray being traced is exactly the right point to draw through all that machinery to get the pixel drawn on the screen. <text:s/>So use "</text:span><text:span text:style-name="T2">glVertex3fv(p)</text:span><text:span text:style-name="T4">" to draw the pixel. <text:s/>Be sure to surround all your pixel drawing with "</text:span><text:span text:style-name="T2">glBegin(GL_POINTS</text:span><text:span text:style-name="T4">)" and "</text:span><text:span text:style-name="T2">glEnd()</text:span><text:span text:style-name="T4">" calls.</text:span></text:p>
        </text:list-item>
        <text:list-item>
          <text:p text:style-name="P4"><text:span text:style-name="T4">You can even use OpenGL to calculate the color of a pixel using all its usual Phong machinery. <text:s/>Just precede each </text:span><text:span text:style-name="T2">glVertex</text:span><text:span text:style-name="T4"> call with calls to set the object's color and normal. <text:s/>(See the manual or examples in the framework for help in using </text:span><text:span text:style-name="T2">glNormal3fv</text:span><text:span text:style-name="T4">, and </text:span><text:span text:style-name="T2">glMaterialfv</text:span><text:span text:style-name="T4">). <text:s/>Make sure to </text:span><text:span text:style-name="T2">glEnable(GL_LIGHTING)</text:span><text:span text:style-name="T4"> first.</text:span></text:p>
        </text:list-item>
        <text:list-item>
          <text:p text:style-name="P4"><text:span text:style-name="T4">Suggested order of development: <text:s/></text:span></text:p>
        </text:list-item>
      </text:list>
      <text:list xml:id="list118384826" text:style-name="L4">
        <text:list-item>
          <text:p text:style-name="P7"><text:span text:style-name="T4">Generate and draw each ray (expect to see a filled screen).</text:span></text:p>
        </text:list-item>
        <text:list-item>
          <text:p text:style-name="P7"><text:span text:style-name="T4">Test every ray against </text:span><text:span text:style-name="T2">every</text:span><text:span text:style-name="T4"> triangle, and draw the front most (expecting to see the correct picture drawn very slowly).</text:span></text:p>
        </text:list-item>
        <text:list-item>
          <text:p text:style-name="P7"><text:span text:style-name="T4">Implement the KD-tree traversal with a dumbly build KD-tree (expecting to see the calculation speed somewhat).</text:span></text:p>
        </text:list-item>
        <text:list-item>
          <text:p text:style-name="P7"><text:span text:style-name="T4">Finally implement the full incremental sweep algorithm to build it's idea of the “best” KD-tree (expecting to see a further speedup).</text:span></text:p>
        </text:list-item>
      </text:list>
      <text:h text:style-name="P10" text:outline-level="2">What to hand in</text:h>
      <text:p text:style-name="P2">Use Moodle to submit a single zip file of your project.</text:p>
      <text:list xml:id="list1463123262" text:style-name="L2">
        <text:list-item>
          <text:p text:style-name="P6">Place your project report in a text file named <text:span text:style-name="T6">report.txt</text:span> (or <text:span text:style-name="T6">report.doc</text:span> or <text:span text:style-name="T6">report.odt</text:span> if you (unnecessarily) insist on producing a formated document).</text:p>
        </text:list-item>
        <text:list-item>
          <text:p text:style-name="P5"><text:span text:style-name="T4">Create a zip file containing only your report, and your source code </text:span><text:span text:style-name="T2">*.cpp,</text:span><text:span text:style-name="T4"> </text:span><text:span text:style-name="T2">*.h</text:span><text:span text:style-name="T4"> and </text:span><text:span text:style-name="T2">*.vcproj</text:span><text:span text:style-name="T4"> files </text:span><text:span text:style-name="T8">and nothing else. <text:s/></text:span></text:p>
        </text:list-item>
        <text:list-item>
          <text:p text:style-name="P5"><text:span text:style-name="T4">Upload the zip file through Moodle using the </text:span>“CS541 Project 5” link on the course web page.</text:p>
        </text:list-item>
      </text:list>
      <text:h text:style-name="Heading_20_2" text:outline-level="2">Grading Basis</text:h>
      <text:p text:style-name="P3">Grading will be on a 100 point basis, with the following distribution:</text:p>
      <text:list xml:id="list334390196" text:style-name="L3">
        <text:list-item>
          <text:p text:style-name="P8"><text:span text:style-name="T6">Kd-tree:</text:span><text:span text:style-name="T7"> <text:s/>5</text:span><text:span text:style-name="T7">0% based on accuracy and efficiency of Kd-tree building and use.</text:span></text:p>
        </text:list-item>
        <text:list-item>
          <text:p text:style-name="P8"><text:span text:style-name="T5">Ray-tracing:</text:span> 30%, accuracy and efficiency of the Ray-tracing</text:p>
        </text:list-item>
        <text:list-item>
          <text:p text:style-name="P8"><text:span text:style-name="T5">Code:</text:span> 10%, based on examining the code </text:p>
        </text:list-item>
        <text:list-item>
          <text:p text:style-name="P8"><text:span text:style-name="T3">Project report:</text:span><text:span text:style-name="T4"> 10%, based on succinctness and thoroughnes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StarSymbol1" svg:font-family="Star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3in" fo:margin-right="0in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1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indent="0in" style:auto-text-indent="false" style:page-number="auto" style:border-line-width="0.0008in 0.0138in 0.0008in" fo:padding="0.0201in" fo:border="0.06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.6in" fo:margin-right="0in" fo:text-indent="0in" style:auto-text-indent="false"/>
      <style:text-properties style:font-name="Bitstream Vera Sans Mono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xli</meta:initial-creator>
    <meta:creation-date>2004-05-24T12:06:00</meta:creation-date>
    <dc:date>2012-04-04T23:46:26</dc:date>
    <meta:print-date>2009-03-19T11:37:15</meta:print-date>
    <meta:editing-cycles>90</meta:editing-cycles>
    <meta:editing-duration>P2DT7H48M51S</meta:editing-duration>
    <meta:printed-by>Gary Herron</meta:printed-by>
    <meta:document-statistic meta:table-count="0" meta:image-count="0" meta:object-count="3" meta:page-count="2" meta:paragraph-count="33" meta:word-count="598" meta:character-count="3627" meta:non-whitespace-character-count="304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i>n</mi>
          <msup>
            <mi>log</mi>
            <mn>2</mn>
          </msup>
          <mi>n</mi>
        </mrow>
        <mo stretchy="false">)</mo>
      </mrow>
    </mrow>
    <annotation encoding="StarMath 5.0">O(n log^2 n)</annotation>
  </semantics>
</math>
</file>

<file path=Object 2/content.xml><?xml version="1.0" encoding="utf-8"?>
<math xmlns="http://www.w3.org/1998/Math/MathML">
  <semantics>
    <mrow>
      <mi>O</mi>
      <mrow>
        <mo stretchy="false">(</mo>
        <msup>
          <mi>n</mi>
          <mn>2</mn>
        </msup>
        <mo stretchy="false">)</mo>
      </mrow>
    </mrow>
    <annotation encoding="StarMath 5.0">O(n^2)</annotation>
  </semantics>
</math>
</file>

<file path=Object 4/content.xml><?xml version="1.0" encoding="utf-8"?>
<math xmlns="http://www.w3.org/1998/Math/MathML">
  <semantics>
    <mrow>
      <mi>O</mi>
      <mrow>
        <mo stretchy="false">(</mo>
        <msup>
          <mi>n</mi>
          <mn>2</mn>
        </msup>
        <mo stretchy="false">)</mo>
      </mrow>
    </mrow>
    <annotation encoding="StarMath 5.0">O(n^2)</annotation>
  </semantics>
</math>
</file>